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71fa8"/>
    </style:style>
    <style:style style:name="P2" style:family="paragraph" style:parent-style-name="Text_20_body">
      <style:text-properties officeooo:paragraph-rsid="0017bf22"/>
    </style:style>
    <style:style style:name="P3" style:family="paragraph" style:parent-style-name="Text_20_body">
      <style:text-properties officeooo:paragraph-rsid="0019682d"/>
    </style:style>
    <style:style style:name="P4" style:family="paragraph" style:parent-style-name="Text_20_body">
      <style:text-properties officeooo:paragraph-rsid="001a7d70"/>
    </style:style>
    <style:style style:name="P5" style:family="paragraph" style:parent-style-name="Text_20_body">
      <style:text-properties officeooo:rsid="001a7d70" officeooo:paragraph-rsid="001a7d70"/>
    </style:style>
    <style:style style:name="P6" style:family="paragraph" style:parent-style-name="Text_20_body">
      <style:text-properties officeooo:paragraph-rsid="001ee5e0"/>
    </style:style>
    <style:style style:name="T1" style:family="text">
      <style:text-properties officeooo:rsid="00161702"/>
    </style:style>
    <style:style style:name="T2" style:family="text">
      <style:text-properties officeooo:rsid="00171fa8"/>
    </style:style>
    <style:style style:name="T3" style:family="text">
      <style:text-properties fo:color="#c9211e" loext:opacity="100%"/>
    </style:style>
    <style:style style:name="T4" style:family="text">
      <style:text-properties officeooo:rsid="0017bf22"/>
    </style:style>
    <style:style style:name="T5" style:family="text">
      <style:text-properties officeooo:rsid="0019682d"/>
    </style:style>
    <style:style style:name="T6" style:family="text">
      <style:text-properties officeooo:rsid="001a7d70"/>
    </style:style>
    <style:style style:name="T7" style:family="text">
      <style:text-properties officeooo:rsid="001ee5e0"/>
    </style:style>
    <style:style style:name="T8" style:family="text">
      <style:text-properties officeooo:rsid="001f69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1" text:outline-level="1"><text:span text:style-name="Strong_20_Emphasis">Introducción</text:span><text:span text:style-name="Strong_20_Emphasis"><text:span text:style-name="T8">:</text:span></text:span></text:h>
      <text:p text:style-name="P1">En esta introducción al modelo lógico he utilizado términos como <text:span text:style-name="Emphasis">experiencia</text:span>, <text:span text:style-name="Emphasis">aprendizaje</text:span>, <text:span text:style-name="Emphasis">resolución de problemas</text:span> <text:span text:style-name="T2">o</text:span> <text:span text:style-name="Emphasis">adaptación</text:span><text:span text:style-name="Emphasis"><text:span text:style-name="T2">, entre otros</text:span></text:span>. Todos ellos pertenecen, de un modo u otro, al dominio de la inteligencia. </text:p>
      <text:p text:style-name="P1">También he afirmado que la vida es inteligente. </text:p>
      <text:p text:style-name="P1">Antes de avanzar, conviene detenernos un momento y examinar este concepto con más cuidado. Si vamos a utilizar la inteligencia como uno de los pilares del modelo, necesitamos una definición común, clara y operativa. De lo contrario, corremos el riesgo de construir sobre intuiciones vagas o sobre significados heredados que no siempre coinciden con lo que realmente queremos expresar. </text:p>
      <text:p text:style-name="P1">Después de todo, ¿qué es exactamente la inteligencia?</text:p>
      <text:p text:style-name="P1">La inteligencia es un concepto que parece intuitivo porque nosotros mismos somos inteligencia. </text:p>
      <text:p text:style-name="P2">Y no digo que “somos inteligentes”, sino que <text:span text:style-name="T7">"</text:span><text:span text:style-name="Emphasis">somos inteligencia</text:span><text:span text:style-name="Emphasis"><text:span text:style-name="T7">"</text:span></text:span><text:span text:style-name="Emphasis"><text:span text:style-name="T4">.</text:span></text:span></text:p>
      <text:p text:style-name="P2"><text:span text:style-name="Emphasis"><text:span text:style-name="T4">Somos inteligencia porque estamos vivos. Esta afirmacion se entendera mejor mas adelante, cuando veamos como vida e inteligencia estan estrechamente relacionados.</text:span></text:span></text:p>
      <text:p text:style-name="P6">Desde tiempos antiguos, los seres humanos han identificado la vida por dos rasgos evidentes: </text:p>
      <text:p text:style-name="P6">la materia orgánica de la que está hecha y el movimiento que la anima. </text:p>
      <text:p text:style-name="P6">Este último rasgo —la animación— fue durante siglos el criterio fundamental para distinguir lo vivo de lo inerte.</text:p>
      <text:p text:style-name="Text_20_body">Imaginemos una escena sencilla. Observamos un muro de piedra. Lo natural, lo esperable, es que cualquier partícula que se desprenda caiga hacia el suelo. Pero de pronto algo se separa del muro y, en lugar de caer, asciende. No lo hace con la ligereza de un gas, sino con una trayectoria irregular, impredecible<text:span text:style-name="T1">, calculada</text:span>. Lo detectamos al instante: <text:span text:style-name="Emphasis">está vivo</text:span>. Y cuando nos acercamos, ese pequeño ser acelera, cambia de dirección, huye y desaparece. Su comportamiento no es casual. Tiene intención. Es inteligente.</text:p>
      <text:p text:style-name="P6">E<text:span text:style-name="T7">n</text:span> ejemplo <text:span text:style-name="T7">resulta</text:span> evidente porque la inteligencia que observamos está producida por un cerebro. Pero no toda la inteligencia procede de los cerebros. </text:p>
      <text:p text:style-name="P6">La inteligencia está presente en toda la vida, sin excepción. </text:p>
      <text:p text:style-name="P6">Una célula que detecta nutrientes y ajusta su metabolismo está resolviendo un problema. Una planta que orienta sus hojas hacia la luz está procesando información. Una bacteria que evita una toxina está tomando una decisión. </text:p>
      <text:p text:style-name="P6">La inteligencia no es un privilegio humano: es una propiedad estructural de <text:span text:style-name="T7">todos </text:span>los procesos vivos.</text:p>
      <text:p text:style-name="P3">Sin embargo, aunque estamos familiarizados con la inteligencia —porque la experimentamos y la observamos<text:span text:style-name="T5">, la producimos y la utilizamos</text:span>— resulta sorprendentemente difícil definirla. </text:p>
      <text:p text:style-name="P3"><text:soft-page-break/>La intuimos, pero ¿cómo expresarla con palabras? </text:p>
      <text:p text:style-name="P3">Las definiciones que encontramos en los medios suelen incluir conceptos como <text:span text:style-name="Emphasis">conciencia</text:span>, <text:span text:style-name="Emphasis">razonamiento</text:span> o <text:span text:style-name="Emphasis">pensamiento abstracto</text:span>. Esto ocurre porque todavía nos cuesta separar la inteligencia del ser humano. </text:p>
      <text:p text:style-name="P3">Imaginamos que el hombre es el propietario de la inteligencia, el único ser <text:span text:style-name="T5">conocido </text:span>que la posee. </text:p>
      <text:p text:style-name="P3"><text:span text:style-name="T5">E</text:span>sta visión <text:span text:style-name="T5">deja de ser valida en el contexto en que vamos a utilizarla aqui</text:span>.</text:p>
      <text:p text:style-name="P3">El ser humano es inteligente, sí, pero un pez también lo es. Y <text:span text:style-name="T5">los</text:span> insecto<text:span text:style-name="T5">s, y los</text:span> árbol<text:span text:style-name="T5">es, y los</text:span> microorganismo<text:span text:style-name="T5">s tambien lo son</text:span>. Toda la vida es<text:span text:style-name="T7"> inteligente</text:span>. </text:p>
      <text:p text:style-name="P5">Veamos un ejemplo mas simple de inteligencia.</text:p>
      <text:p text:style-name="P4">Mi coche ajusta la mezcla de combustible para optimizar el consumo, detecta fallos, regula la temperatura del motor. </text:p>
      <text:p text:style-name="P4">Estas funciones son inteligentes: utilizan información para producir resultados adecuados a un propósito. </text:p>
      <text:p text:style-name="P4">Pero mi coche no es consciente, n<text:span text:style-name="T6">i</text:span> razona. </text:p>
      <text:p text:style-name="Text_20_body"><text:span text:style-name="T3">Esto nos obliga a replantear el concepto desde su raíz. </text:span>Si la inteligencia no depende de la conciencia, ni del razonamiento, entonces ¿qué es exactamente? <text:span text:style-name="T3">¿Qué tienen en común un comparador electrónico, una célula, un animal y un algoritmo? ¿Qué estructura lógica comparten todos estos procesos que nos permite llamarlos inteligentes?</text:span></text:p>
      <text:p text:style-name="Text_20_body">Para avanzar en el modelo, necesitamos una definición mínima, universal y no antropocéntrica. Una definición que pueda aplicarse tanto a una función trivial como a un organismo complejo.<text:span text:style-name="T3">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07T11:03:25.788000000</meta:creation-date>
    <dc:date>2026-02-13T10:19:06.468000000</dc:date>
    <meta:editing-duration>PT23M21S</meta:editing-duration>
    <meta:editing-cycles>5</meta:editing-cycles>
    <meta:generator>LibreOffice/7.3.5.2$Windows_X86_64 LibreOffice_project/184fe81b8c8c30d8b5082578aee2fed2ea847c01</meta:generator>
    <meta:document-statistic meta:table-count="0" meta:image-count="0" meta:object-count="0" meta:page-count="2" meta:paragraph-count="28" meta:word-count="609" meta:character-count="3970" meta:non-whitespace-character-count="3371"/>
  </office:meta>
</office:document-meta>
</file>